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A00000042357634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Jesús Manuel García Palm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sí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4 horas (2 tardes)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Rpm y yum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Nada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mkfs.ext3 -L LABEL_ext3 /dev/loop0</text:p>
            <text:p text:style-name="Table_20_Contents">mkfs.ext4 -L LABEL_ext4 /dev/loop1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a) utilizando -C en la orden tune2fs</text:p>
            <text:p text:style-name="Table_20_Contents">Set the number of times the filesystem has been mounted. <text:s/>If set </text:p>
            <text:p text:style-name="Table_20_Contents"><text:s text:c="14"/>to <text:s/>a <text:s/>greater <text:s/>value than the max-mount-counts parameter set by </text:p>
            <text:p text:style-name="Table_20_Contents"><text:s text:c="14"/>the -c option, e2fsck(8) will check the filesystem at <text:s/>the <text:s/>next </text:p>
            <text:p text:style-name="Table_20_Contents"><text:s text:c="14"/>reboot.</text:p>
            <text:p text:style-name="Table_20_Contents">b) tune2fs /dev/loop -r numero -u username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yum list installed</text:p>
            <text:p text:style-name="Table_20_Contents">yum remove 'paquete'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1)rpm -qi &lt;nombre-paquete&gt;</text:p>
            <text:p text:style-name="Table_20_Contents">2)rpm -c &lt;nombre-paquete-instalado&gt;</text:p>
            <text:p text:style-name="Table_20_Contents">3)rpm -q --whatrequires &lt;nombre-paquete-instalado&gt;</text:p>
            <text:p text:style-name="Table_20_Contents">4)rpm -ivh ~/fenix/depar/lsi/so/paquetes/quota</text:p>
            <text:p text:style-name="Table_20_Contents"><text:soft-page-break/>5) rpm -i sysscat ; rpm -e -v &lt;nombre-paquete&gt; 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Edquota -g grupo</text:p>
            <text:p text:style-name="Table_20_Contents">repquota -s //para observar los tamaños en formato legible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esto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89</meta:editing-cycles>
    <meta:creation-date>2011-10-05T09:46:35.67</meta:creation-date>
    <meta:editing-duration>PT22H18M9S</meta:editing-duration>
    <meta:generator>OpenOffice/4.1.1$Win32 OpenOffice.org_project/411m6$Build-9775</meta:generator>
    <dc:date>2015-10-09T12:34:56.27</dc:date>
    <meta:print-date>2011-10-06T10:39:21.37</meta:print-date>
    <dc:creator>jesus garcia</dc:creator>
    <meta:document-statistic meta:table-count="11" meta:image-count="1" meta:object-count="0" meta:page-count="3" meta:paragraph-count="38" meta:word-count="263" meta:character-count="1699"/>
    <meta:user-defined meta:name="Información 1"/>
    <meta:user-defined meta:name="Información 2"/>
    <meta:user-defined meta:name="Información 3"/>
    <meta:user-defined meta:name="Información 4"/>
  </office:meta>
</office:document-meta>
</file>